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fo:font-style="italic" style:font-style-asian="italic"/>
    </style:style>
    <style:style style:name="T3" style:parent-style-name="Standardskriftforavsnitt" style:family="text">
      <style:text-properties fo:font-style="italic" style:font-style-asian="italic"/>
    </style:style>
    <style:style style:name="T4" style:parent-style-name="Standardskriftforavsnitt" style:family="text">
      <style:text-properties fo:font-style="italic" style:font-style-asian="italic"/>
    </style:style>
    <style:style style:name="T5" style:parent-style-name="Standardskriftforavsnitt" style:family="text">
      <style:text-properties fo:font-style="italic" style:font-style-asian="italic"/>
    </style:style>
    <style:style style:name="T6" style:parent-style-name="Standardskriftforavsnitt" style:family="text">
      <style:text-properties fo:font-style="italic" style:font-style-asian="italic"/>
    </style:style>
  </office:automatic-styles>
  <office:body>
    <office:text text:use-soft-page-breaks="true">
      <text:p text:style-name="P1">Når<text:s/><text:span text:style-name="T2">run()<text:s/></text:span>kjøres hos klienten, kobles den til den trådede TCP-serveren. Deretter vil klienten lytte etter tastatur-input fra bruker, og sende en JSON-fil ved hjelp av<text:s/><text:span text:style-name="T3">parseInput()<text:s/></text:span>og<text:span text:style-name="T4"><text:s/>sendPayload().<text:s/></text:span>Meldingen sendes deretter til clientHandler ved og bruker<text:s/><text:span text:style-name="T5">handle()</text:span>-metoden. Dersom dette er en melding, vil den finne alle andre sockets som er knyttet til klienter, og sende meldingen til disse.<text:s/>Dersom det er en annen forespørsel, får sendende klient svar fra server/clientHanlder.<text:s/>På tilbaketuren er det MessageReciever som mottar meldingen, og kaller på MessageParser, som foretar seg en fornuftig handling, og eventuelt sender strengen videre til<text:s/><text:span text:style-name="T6">recieve_message()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gurd Berglann</meta:initial-creator>
    <dc:creator>Sigurd Berglann</dc:creator>
    <meta:creation-date>2016-03-03T14:02:00Z</meta:creation-date>
    <dc:date>2016-03-03T14:11:00Z</dc:date>
    <meta:template xlink:href="Normal" xlink:type="simple"/>
    <meta:editing-cycles>5</meta:editing-cycles>
    <meta:editing-duration>PT120S</meta:editing-duration>
    <meta:document-statistic meta:page-count="1" meta:paragraph-count="1" meta:word-count="106" meta:character-count="667" meta:row-count="4" meta:non-whitespace-character-count="562"/>
  </office:meta>
</office:document-meta>
</file>